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etras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englones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página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ibro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quel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ros</text:p>
          </table:table-cell>
        </table:table-row>
        <table:table-row table:style-name="ro1">
          <table:table-cell/>
          <table:table-cell table:style-name="ce1" table:formula="of:=[.B7]*[.B6]*[.B5]*[.B4]*[.B3]*[.B2]" office:value-type="float" office:value="819200000" calcext:value-type="float">
            <text:p>819.200.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23:14:02.362964371</meta:creation-date>
    <dc:date>2015-06-07T23:59:11.908035647</dc:date>
    <meta:editing-duration>PT30M9S</meta:editing-duration>
    <meta:editing-cycles>1</meta:editing-cycles>
    <meta:document-statistic meta:table-count="1" meta:cell-count="13" meta:object-count="0"/>
    <meta:generator>LibreOffice/4.3.3.2$Linux_X86_64 LibreOffice_project/430m0$Build-2</meta:generator>
  </office:meta>
</office:document-meta>
</file>